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Standard">
      <style:text-properties officeooo:rsid="00a500a4" officeooo:paragraph-rsid="00a500a4"/>
    </style:style>
    <style:style style:name="P151" style:family="paragraph" style:parent-style-name="Standard">
      <style:text-properties officeooo:rsid="00a75ca0" officeooo:paragraph-rsid="00a75ca0"/>
    </style:style>
    <style:style style:name="P152" style:family="paragraph" style:parent-style-name="Standard">
      <style:text-properties officeooo:rsid="00a94617" officeooo:paragraph-rsid="00a94617"/>
    </style:style>
    <style:style style:name="P153" style:family="paragraph" style:parent-style-name="Standard">
      <style:text-properties officeooo:rsid="00a9c340" officeooo:paragraph-rsid="00a9c340"/>
    </style:style>
    <style:style style:name="P154" style:family="paragraph" style:parent-style-name="Standard">
      <style:text-properties officeooo:rsid="00aae9cc" officeooo:paragraph-rsid="00aae9cc"/>
    </style:style>
    <style:style style:name="P155" style:family="paragraph" style:parent-style-name="Standard">
      <style:text-properties officeooo:rsid="00aaf7c9" officeooo:paragraph-rsid="00aaf7c9"/>
    </style:style>
    <style:style style:name="P156" style:family="paragraph" style:parent-style-name="Standard">
      <style:text-properties officeooo:rsid="00abebc6" officeooo:paragraph-rsid="00abebc6"/>
    </style:style>
    <style:style style:name="P157" style:family="paragraph" style:parent-style-name="Standard">
      <style:text-properties officeooo:rsid="00ad5247" officeooo:paragraph-rsid="00ad5247"/>
    </style:style>
    <style:style style:name="P158" style:family="paragraph" style:parent-style-name="Standard">
      <style:text-properties officeooo:rsid="00af3248" officeooo:paragraph-rsid="00af3248"/>
    </style:style>
    <style:style style:name="P159" style:family="paragraph" style:parent-style-name="Standard">
      <style:text-properties officeooo:rsid="00b0c2f5" officeooo:paragraph-rsid="00b0c2f5"/>
    </style:style>
    <style:style style:name="P160" style:family="paragraph" style:parent-style-name="Standard">
      <style:text-properties officeooo:rsid="00b22670" officeooo:paragraph-rsid="00b22670"/>
    </style:style>
    <style:style style:name="P161" style:family="paragraph" style:parent-style-name="Standard">
      <style:text-properties officeooo:rsid="00b3a5ca" officeooo:paragraph-rsid="00b3a5ca"/>
    </style:style>
    <style:style style:name="P162" style:family="paragraph" style:parent-style-name="Standard">
      <style:text-properties officeooo:rsid="00b58c2a" officeooo:paragraph-rsid="00b58c2a"/>
    </style:style>
    <style:style style:name="P163" style:family="paragraph" style:parent-style-name="Standard">
      <style:text-properties officeooo:rsid="00b63e73" officeooo:paragraph-rsid="00b63e73"/>
    </style:style>
    <style:style style:name="P164" style:family="paragraph" style:parent-style-name="Standard">
      <style:text-properties officeooo:rsid="00b6ece0" officeooo:paragraph-rsid="00b6ece0"/>
    </style:style>
    <style:style style:name="P165" style:family="paragraph" style:parent-style-name="Standard">
      <style:text-properties officeooo:rsid="00b8a645" officeooo:paragraph-rsid="00b8a645"/>
    </style:style>
    <style:style style:name="P166" style:family="paragraph" style:parent-style-name="Standard">
      <style:text-properties officeooo:rsid="00b6ece0" officeooo:paragraph-rsid="00b6ece0" fo:background-color="#ffff00"/>
    </style:style>
    <style:style style:name="P167" style:family="paragraph" style:parent-style-name="Standard">
      <style:text-properties officeooo:rsid="00b99b1c" officeooo:paragraph-rsid="00b99b1c"/>
    </style:style>
    <style:style style:name="P168" style:family="paragraph" style:parent-style-name="Text_20_body">
      <style:text-properties officeooo:rsid="004519ee" officeooo:paragraph-rsid="004519ee"/>
    </style:style>
    <style:style style:name="P169" style:family="paragraph" style:parent-style-name="Text_20_body">
      <style:text-properties officeooo:rsid="008a7164" officeooo:paragraph-rsid="008a7164"/>
    </style:style>
    <style:style style:name="P170" style:family="paragraph" style:parent-style-name="Text_20_body">
      <style:paragraph-properties fo:margin-left="0cm" fo:margin-right="0cm" fo:margin-top="0cm" fo:margin-bottom="0cm" style:contextual-spacing="false" fo:text-indent="0cm" style:auto-text-indent="false"/>
    </style:style>
    <style:style style:name="P171" style:family="paragraph" style:parent-style-name="Preformatted_20_Text">
      <style:text-properties officeooo:rsid="001fe3e5" officeooo:paragraph-rsid="001fe3e5"/>
    </style:style>
    <style:style style:name="P172" style:family="paragraph" style:parent-style-name="Preformatted_20_Text">
      <style:paragraph-properties fo:margin-top="0cm" fo:margin-bottom="0.499cm" style:contextual-spacing="false"/>
    </style:style>
    <style:style style:name="P173" style:family="paragraph" style:parent-style-name="Header">
      <style:text-properties officeooo:paragraph-rsid="009d1926"/>
    </style:style>
    <style:style style:name="P174"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T22" style:family="text">
      <style:text-properties officeooo:rsid="00b99b1c"/>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71"><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68">number = input("enter a number")</text:p>
      <text:p text:style-name="P170">count = 1</text:p>
      <text:p text:style-name="P170">number = int(number)</text:p>
      <text:p text:style-name="P170">while count &lt;= number:</text:p>
      <text:p text:style-name="P170">print (number)</text:p>
      <text:p text:style-name="P170">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69">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72">[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174"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50">Cwd in python and pwd in linux are the same thing.</text:p>
      <text:p text:style-name="P150"/>
      <text:p text:style-name="P151">Time module</text:p>
      <text:p text:style-name="P151">it gives the time in milliseconds since the epoch which was 1 Jan 0:0:0 in 1970</text:p>
      <text:p text:style-name="P151">you can get the tie since the epoch</text:p>
      <text:p text:style-name="P151">can also check the time your algorithm takes to complete a task</text:p>
      <text:p text:style-name="P151"/>
      <text:p text:style-name="P152">slide 16</text:p>
      <text:p text:style-name="P152">the indexes can be used as a list of tuples</text:p>
      <text:p text:style-name="P152"/>
      <text:p text:style-name="P163">to get info on python modules look at <text:a xlink:type="simple" xlink:href="https://docs.python.org/2.7/py-modindex.html">https://docs.python.org/2.7/py-modindex.html</text:a></text:p>
      <text:p text:style-name="P163"/>
      <text:p text:style-name="P152"/>
      <text:p text:style-name="P153">012: files and formats</text:p>
      <text:p text:style-name="P154">save all the lectures from gustavo and put in python folder</text:p>
      <text:p text:style-name="P155">all files even sound tracks are something that someone can read and write</text:p>
      <text:p text:style-name="P155">find out difference between doc and doc.x and rtf files</text:p>
      <text:p text:style-name="P155">linux deals with files as if they are directories</text:p>
      <text:p text:style-name="P155">speed in the computer depends on where do you get the info from.</text:p>
      <text:p text:style-name="P156">Only going to work with text files</text:p>
      <text:p text:style-name="P156">to open text files we use the function open</text:p>
      <text:p text:style-name="P156">need to be in the right directory for the file to be able to open</text:p>
      <text:p text:style-name="P156">there are three odes to open the files: reading, writing, append.</text:p>
      <text:p text:style-name="P157"><text:soft-page-break/>Write is not the same as r+ because it can make a new file, or if there is something in that file, then it will delete all things in the file and start as if it is a new file. </text:p>
      <text:p text:style-name="P157">So the best one to use is actually r+ because it is the safest because it will not cause loss of info and also not cause the info you are adding to only be added to the end of the file</text:p>
      <text:p text:style-name="P157"/>
      <text:p text:style-name="P157">everytime you read something the pointer moves on</text:p>
      <text:p text:style-name="P157">f.tell() can be used to know where you are in the file currently</text:p>
      <text:p text:style-name="P157">f.seek() can go to a specific point in the file</text:p>
      <text:p text:style-name="P157">0 means from the beginning</text:p>
      <text:p text:style-name="P157">1 means from where I am in the file</text:p>
      <text:p text:style-name="P157">2 means from the end of the file</text:p>
      <text:p text:style-name="P158">these numbers can be used with the f.seek() function.</text:p>
      <text:p text:style-name="P158"/>
      <text:p text:style-name="P158">Read returns a string</text:p>
      <text:p text:style-name="P158">readline returns a string until a new line is in</text:p>
      <text:p text:style-name="P158">readlines creates a list of each of the lines</text:p>
      <text:p text:style-name="P158">like with the assignment if we had a text file then can use readlines to make a list of all the lines to be able to read what is going on</text:p>
      <text:p text:style-name="P158"><text:s/>allways be aware of where the pointer is in the file because this can make a big difference to your output</text:p>
      <text:p text:style-name="P158"/>
      <text:p text:style-name="P158">rstrip() takes out the spaces from the right of the string and so it can take out the \n</text:p>
      <text:p text:style-name="P159">when saying just strip() then it will take out any white space at both sides of the text</text:p>
      <text:p text:style-name="P159"/>
      <text:p text:style-name="P159">the \n at end of the line because this tells the program to go to the next line else it will not go to the next line</text:p>
      <text:p text:style-name="P159"/>
      <text:p text:style-name="P159">writelines doesnt actually write lines because you have to put the new character like \n else it will concatenate everything into a singe line</text:p>
      <text:p text:style-name="P159"/>
      <text:p text:style-name="P160">try this in terminal:</text:p>
      <text:p text:style-name="P160">python3</text:p>
      <text:p text:style-name="P160">newfile = open(“newfile.txt”,”w”)</text:p>
      <text:p text:style-name="P160">newfile.write(“something about airplanes”)</text:p>
      <text:p text:style-name="P160">newfile.close()</text:p>
      <text:p text:style-name="P160">exit()</text:p>
      <text:p text:style-name="P160">ls</text:p>
      <text:p text:style-name="P160">vim newfile.txt</text:p>
      <text:p text:style-name="P160">python3</text:p>
      <text:p text:style-name="P160">newfile = open(“newfile.txt”, “w”)</text:p>
      <text:p text:style-name="P160">newfile.write(“heat?”)</text:p>
      <text:p text:style-name="P160">newfile.close()</text:p>
      <text:p text:style-name="P160">exit()</text:p>
      <text:p text:style-name="P160">can use “a” in place of “w” to be able to append the file in stead of deleting all the contents everytime</text:p>
      <text:p text:style-name="P160">then can play with read and tell to read specific parts and to know which position you are in</text:p>
      <text:p text:style-name="P161">if you dont say how many characters to read then it will show the whole content of a file</text:p>
      <text:p text:style-name="P161"/>
      <text:p text:style-name="P162">to deal with the files is the same as that as with a string and the same as was done with the assignment 2 where you can separate with lines and tabs and etc.</text:p>
      <text:p text:style-name="P166"><text:soft-page-break/>project:</text:p>
      <text:p text:style-name="P164">working with genbank files</text:p>
      <text:p text:style-name="P164">can download all the things in genbank file format which are normal text files</text:p>
      <text:p text:style-name="P164"/>
      <text:p text:style-name="P165">with the seq if you use [] then it includes the one else () doesn<text:span text:style-name="T22">'</text:span>t include the one</text:p>
      <text:p text:style-name="P165"/>
      <text:p text:style-name="P165">with the translation, it only starts translating when it has a start codon and stops at a stop codon</text:p>
      <text:p text:style-name="P167">just look forward and not in reverse</text:p>
      <text:p text:style-name="P167"/>
      <text:p text:style-name="P160"/>
      <text:p text:style-name="P147"/>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0</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30T17:18:09.199626469</dc:date>
    <meta:editing-duration>P14DT8H22S</meta:editing-duration>
    <meta:editing-cycles>122</meta:editing-cycles>
    <meta:generator>LibreOffice/4.2.7.2$Linux_X86_64 LibreOffice_project/420m0$Build-2</meta:generator>
    <meta:document-statistic meta:table-count="0" meta:image-count="0" meta:object-count="0" meta:page-count="20" meta:paragraph-count="694" meta:word-count="6706" meta:character-count="35772" meta:non-whitespace-character-count="29396"/>
  </office:meta>
</office:document-meta>
</file>